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line-height-at-least="0.476cm" fo:text-align="center" style:justify-single-word="false"/>
      <style:text-properties style:font-name="OpenSans" fo:font-size="9pt"/>
    </style:style>
    <style:style style:name="P2" style:family="paragraph" style:parent-style-name="Text_20_body">
      <style:paragraph-properties fo:margin-left="0cm" fo:margin-right="0cm" fo:margin-top="0cm" fo:margin-bottom="0.265cm" loext:contextual-spacing="false" style:line-height-at-least="0.556cm" fo:orphans="2" fo:widows="2" fo:text-indent="0cm" style:auto-text-indent="false"/>
      <style:text-properties fo:font-variant="normal" fo:text-transform="none" fo:color="#333333" style:font-name="OpenSans" fo:font-size="12pt" fo:letter-spacing="normal" fo:font-style="normal" fo:font-weight="normal" loext:padding-left="0cm" loext:padding-right="0cm" loext:padding-top="0cm" loext:padding-bottom="0.635cm" loext:border-left="none" loext:border-right="none" loext:border-top="none" loext:border-bottom="1.5pt solid #000000"/>
    </style:style>
    <style:style style:name="P3" style:family="paragraph" style:parent-style-name="Text_20_body">
      <style:paragraph-properties fo:margin-left="0cm" fo:margin-right="0cm" fo:margin-top="0cm" fo:margin-bottom="0cm" loext:contextual-spacing="false" style:line-height-at-least="0.556cm" fo:orphans="2" fo:widows="2" fo:text-indent="0cm" style:auto-text-indent="false"/>
      <style:text-properties fo:font-variant="normal" fo:text-transform="none" fo:color="#333333" style:font-name="OpenSans" fo:font-size="10.5pt" fo:letter-spacing="normal" fo:font-style="normal" fo:font-weight="normal" loext:padding-left="0cm" loext:padding-right="0cm" loext:padding-top="0cm" loext:padding-bottom="0.635cm" loext:border-left="none" loext:border-right="none" loext:border-top="none" loext:border-bottom="1.5pt solid #000000"/>
    </style:style>
    <style:style style:name="P4" style:family="paragraph" style:parent-style-name="Text_20_body">
      <style:paragraph-properties fo:margin-left="0cm" fo:margin-right="0cm" fo:margin-top="0cm" fo:margin-bottom="0cm" loext:contextual-spacing="false" style:line-height-at-least="0.556cm" fo:orphans="2" fo:widows="2" fo:text-indent="0cm" style:auto-text-indent="false"/>
      <style:text-properties fo:font-variant="normal" fo:text-transform="none" fo:color="#333333" style:font-name="OpenSans" fo:font-size="10.5pt" fo:letter-spacing="normal" fo:font-style="normal" fo:font-weight="normal" loext:padding="0cm" loext:border="none"/>
    </style:style>
    <style:style style:name="P5" style:family="paragraph" style:parent-style-name="Text_20_body">
      <style:paragraph-properties fo:margin-left="0cm" fo:margin-right="0cm" fo:margin-top="0cm" fo:margin-bottom="0cm" loext:contextual-spacing="false" style:line-height-at-least="0.556cm" fo:orphans="2" fo:widows="2" fo:text-indent="0cm" style:auto-text-indent="false"/>
    </style:style>
    <style:style style:name="P6" style:family="paragraph" style:parent-style-name="Text_20_body">
      <style:paragraph-properties fo:margin-left="0cm" fo:margin-right="0cm" fo:margin-top="0cm" fo:margin-bottom="0.529cm" loext:contextual-spacing="false" style:line-height-at-least="0.556cm" fo:orphans="2" fo:widows="2" fo:text-indent="0cm" style:auto-text-indent="false"/>
      <style:text-properties fo:font-variant="normal" fo:text-transform="none" fo:color="#333333" style:font-name="OpenSans" fo:font-size="10.5pt" fo:letter-spacing="normal" fo:font-style="normal" fo:font-weight="normal" loext:padding-left="0cm" loext:padding-right="0cm" loext:padding-top="0cm" loext:padding-bottom="0.635cm" loext:border-left="none" loext:border-right="none" loext:border-top="none" loext:border-bottom="1.5pt solid #000000"/>
    </style:style>
    <style:style style:name="T1" style:family="text">
      <style:text-properties fo:font-variant="normal" fo:text-transform="none" fo:color="#428bca" style:text-line-through-style="none" style:text-line-through-type="none" style:font-name="OpenSans" fo:font-size="10.5pt" fo:letter-spacing="normal" fo:font-style="normal" style:text-underline-style="none" fo:font-weight="normal" style:text-blinking="false" fo:background-color="transparent" loext:char-shading-value="0" loext:padding-left="0cm" loext:padding-right="0cm" loext:padding-top="0cm" loext:padding-bottom="0.635cm" loext:border-left="none" loext:border-right="none" loext:border-top="none" loext:border-bottom="1.5pt solid #00000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159cm" fo:border="0.06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American Community Survey distributes downloadable data about United States communities. Download the 2006 microdata survey about housing for the state of Idaho using download.file() from here:</text:p>
      <text:p text:style-name="P5"><text:a xlink:type="simple" xlink:href="https://d396qusza40orc.cloudfront.net/getdata%2Fdata%2Fss06hid.csv" office:target-frame-name="_blank" xlink:show="new" text:style-name="Internet_20_link" text:visited-style-name="Visited_20_Internet_20_Link"><text:span text:style-name="T1">https://d396qusza40orc.cloudfront.net/getdata%2Fdata%2Fss06hid.csv</text:span></text:a></text:p>
      <text:p text:style-name="P6">and load the data into R. The code book, describing the variable names is here:</text:p>
      <text:p text:style-name="P5"><text:a xlink:type="simple" xlink:href="https://d396qusza40orc.cloudfront.net/getdata%2Fdata%2FPUMSDataDict06.pdf" office:target-frame-name="_blank" xlink:show="new" text:style-name="Internet_20_link" text:visited-style-name="Visited_20_Internet_20_Link"><text:span text:style-name="T1">https://d396qusza40orc.cloudfront.net/getdata%2Fdata%2FPUMSDataDict06.pdf</text:span></text:a></text:p>
      <text:p text:style-name="P6">Create a logical vector that identifies the households on greater than 10 acres who sold more than $10,000 worth of agriculture products. Assign that logical vector to the variable agricultureLogical. Apply the which() function like this to identify the rows of the data frame where the logical vector is TRUE.</text:p>
      <text:p text:style-name="P6">which(agricultureLogical)</text:p>
      <text:p text:style-name="P3">What are the first 3 values that result?</text:p>
      <text:p text:style-name="P4">59, 460, 474</text:p>
      <text:p text:style-name="P4">236, 238, 262</text:p>
      <text:p text:style-name="P4">125, 238,262</text:p>
      <text:p text:style-name="P4">153 ,236, 388</text:p>
      <text:p text:style-name="P2"><draw:frame draw:style-name="fr1" draw:name="Frame1" text:anchor-type="char" svg:x="0cm" svg:width="1.693cm" draw:z-index="0"><draw:text-box fo:min-height="0.041cm"><text:p text:style-name="P1">1<text:line-break/>point</text:p></draw:text-box></draw:frame>2. </text:p>
      <text:p text:style-name="P6">Using the jpeg package read in the following picture of your instructor into R</text:p>
      <text:p text:style-name="P5"><text:a xlink:type="simple" xlink:href="https://d396qusza40orc.cloudfront.net/getdata%2Fjeff.jpg" office:target-frame-name="_blank" xlink:show="new" text:style-name="Internet_20_link" text:visited-style-name="Visited_20_Internet_20_Link"><text:span text:style-name="T1">https://d396qusza40orc.cloudfront.net/getdata%2Fjeff.jpg</text:span></text:a></text:p>
      <text:p text:style-name="P3"><text:soft-page-break/>Use the parameter native=TRUE. What are the 30th and 80th quantiles of the resulting data? (some Linux systems may produce an answer 638 different for the 30th quantile)</text:p>
      <text:p text:style-name="P4">-14191406 -10904118</text:p>
      <text:p text:style-name="P4">-10904118 -10575416</text:p>
      <text:p text:style-name="P4">-15259150 -10575416</text:p>
      <text:p text:style-name="P4">-15259150 -594524</text:p>
      <text:p text:style-name="P2"><draw:frame draw:style-name="fr1" draw:name="Frame2" text:anchor-type="char" svg:x="0cm" svg:width="1.693cm" draw:z-index="1"><draw:text-box fo:min-height="0.041cm"><text:p text:style-name="P1">1<text:line-break/>point</text:p></draw:text-box></draw:frame>3. </text:p>
      <text:p text:style-name="P6">Load the Gross Domestic Product data for the 190 ranked countries in this data set:</text:p>
      <text:p text:style-name="P5"><text:a xlink:type="simple" xlink:href="https://d396qusza40orc.cloudfront.net/getdata%2Fdata%2FGDP.csv" office:target-frame-name="_blank" xlink:show="new" text:style-name="Internet_20_link" text:visited-style-name="Visited_20_Internet_20_Link"><text:span text:style-name="T1">https://d396qusza40orc.cloudfront.net/getdata%2Fdata%2FGDP.csv</text:span></text:a></text:p>
      <text:p text:style-name="P6">Load the educational data from this data set:</text:p>
      <text:p text:style-name="P5"><text:a xlink:type="simple" xlink:href="https://d396qusza40orc.cloudfront.net/getdata%2Fdata%2FEDSTATS_Country.csv" office:target-frame-name="_blank" xlink:show="new" text:style-name="Internet_20_link" text:visited-style-name="Visited_20_Internet_20_Link"><text:span text:style-name="T1">https://d396qusza40orc.cloudfront.net/getdata%2Fdata%2FEDSTATS_Country.csv</text:span></text:a></text:p>
      <text:p text:style-name="P6">Match the data based on the country shortcode. How many of the IDs match? Sort the data frame in descending order by GDP rank (so United States is last). What is the 13th country in the resulting data frame?</text:p>
      <text:p text:style-name="P6">Original data sources:</text:p>
      <text:p text:style-name="P5"><text:a xlink:type="simple" xlink:href="http://data.worldbank.org/data-catalog/GDP-ranking-table" office:target-frame-name="_blank" xlink:show="new" text:style-name="Internet_20_link" text:visited-style-name="Visited_20_Internet_20_Link"><text:span text:style-name="T1">http://data.worldbank.org/data-catalog/GDP-ranking-table</text:span></text:a></text:p>
      <text:p text:style-name="P5"><text:a xlink:type="simple" xlink:href="http://data.worldbank.org/data-catalog/ed-stats" office:target-frame-name="_blank" xlink:show="new" text:style-name="Internet_20_link" text:visited-style-name="Visited_20_Internet_20_Link"><text:span text:style-name="T1">http://data.worldbank.org/data-catalog/ed-stats</text:span></text:a></text:p>
      <text:p text:style-name="P4">190 matches, 13th country is St. Kitts and Nevis</text:p>
      <text:p text:style-name="P4">234 matches, 13th country is St. Kitts and Nevis</text:p>
      <text:p text:style-name="P4">234 matches, 13th country is Spain</text:p>
      <text:p text:style-name="P4">189 matches, 13th country is St. Kitts and Nevis</text:p>
      <text:p text:style-name="P4">190 matches, 13th country is Spain</text:p>
      <text:p text:style-name="P4">189 matches, 13th country is Spain</text:p>
      <text:p text:style-name="P2"><draw:frame draw:style-name="fr1" draw:name="Frame3" text:anchor-type="char" svg:x="0cm" svg:width="1.693cm" draw:z-index="2"><draw:text-box fo:min-height="0.041cm"><text:p text:style-name="P1">1<text:line-break/>point</text:p></draw:text-box></draw:frame>4. </text:p>
      <text:p text:style-name="P3"><text:soft-page-break/>What is the average GDP ranking for the "High income: OECD" and "High income: nonOECD" group?</text:p>
      <text:p text:style-name="P4">30, 37</text:p>
      <text:p text:style-name="P4">23, 30</text:p>
      <text:p text:style-name="P4">23.966667, 30.91304</text:p>
      <text:p text:style-name="P4">23, 45</text:p>
      <text:p text:style-name="P4">133.72973, 32.96667</text:p>
      <text:p text:style-name="P4">32.96667, 91.91304</text:p>
      <text:p text:style-name="P2"><draw:frame draw:style-name="fr1" draw:name="Frame4" text:anchor-type="char" svg:x="0cm" svg:width="1.693cm" draw:z-index="3"><draw:text-box fo:min-height="0.041cm"><text:p text:style-name="P1">1<text:line-break/>point</text:p></draw:text-box></draw:frame>5. </text:p>
      <text:p text:style-name="P6">Cut the GDP ranking into 5 separate quantile groups. Make a table versus Income.Group. How many countries</text:p>
      <text:p text:style-name="P3">are Lower middle income but among the 38 nations with highest GDP?</text:p>
      <text:p text:style-name="P4">12</text:p>
      <text:p text:style-name="P4">0</text:p>
      <text:p text:style-name="P4">13</text:p>
      <text:p text:style-name="P4">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19:57:20.022534195</meta:creation-date>
    <dc:date>2016-08-05T19:58:20.530488982</dc:date>
    <meta:editing-duration>PT1M1S</meta:editing-duration>
    <meta:editing-cycles>1</meta:editing-cycles>
    <meta:document-statistic meta:table-count="0" meta:image-count="0" meta:object-count="0" meta:page-count="3" meta:paragraph-count="53" meta:word-count="352" meta:character-count="2443" meta:non-whitespace-character-count="2140"/>
    <meta:generator>LibreOffice/5.1.4.2$Linux_X86_64 LibreOffice_project/10m0$Build-2</meta:generator>
  </office:meta>
</office:document-meta>
</file>